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ál" style:family="paragraph">
      <style:text-properties fo:font-size="12pt" style:font-size-asian="12pt" style:font-size-complex="12pt"/>
    </style:style>
    <style:style style:name="P4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ál" style:family="paragraph">
      <style:text-properties fo:font-size="12pt" style:font-size-asian="12pt" style:font-size-complex="12pt"/>
    </style:style>
    <style:style style:name="P6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ál" style:family="paragraph">
      <style:text-properties fo:font-size="12pt" style:font-size-asian="12pt" style:font-size-complex="12pt"/>
    </style:style>
    <style:style style:name="P8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á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Neve még<text:s/>nincs</text:p>
      <text:p text:style-name="P2">|Téma kialakítása|</text:p>
      <text:p text:style-name="P3">A csoport a nagy porjektmunka keretén belül, elősször egy végcél kialakítása képpen egy utat határozott meg ami alapján haladhat.A téma választás során sokat gondolkoztunk, mivel nem szeretett volna a csoport egy egyszerű egy hét alatt megoldható feladatot, viszont a sablon webshop és egyéb dolgokkal sem akart bele kezdeni.A végkifejlet egy közös pont a játékok hozták meg, ahol láttuk a csomó „online game store” és közös megegyezés alapján<text:s/>belevágtunk nagy porjekt<text:s/>ként egy hasonló funckiókkal működő weboldal,applikáció alkotásába.</text:p>
      <text:p text:style-name="P4">|Fejlesztői környezet|</text:p>
      <text:p text:style-name="P5">A feladat szétosztását nagyban megkönnyítette, hogy ketten dolgozunk már csak a projekten, így könnyebben szétoszthatóvá vált.A Frontend esetében<text:s/>React.js,Tailwind segítségét fogjuk igénybe venni a weboldalhoz responsivan.A Frontendbe a csoport összestagja egyes egységekben bele dolgozott/bele fog dolgozni.A backend esetében Szabó Tamás dolgozott egyedül rajta, az adatbázis megtervezésehez a csoport összestagját bevontuk, a kidolgozását Gyurko Levente végezte el.</text:p>
      <text:p text:style-name="P6">|Motiváció|</text:p>
      <text:p text:style-name="P7">A motivációt a csapatnak egy közös hobbi hozta meg, ami alapján egy kicsit magunkénak éreztük a feladat végrehajtását.A közös célhoz való eljutásban segített a közös tiszta kommunikáció.Próbáltuk a feladatokat mindenkinek az erősségéhez és<text:s/>„boldogságához” alakítani, maradjanak mindig motiválatak a csoport tagok, esetleg ha valaki nagy elakadáshoz ért, akkor a csoport másik tagja átvette a feladatot vagy rásegített a folytatásához.</text:p>
      <text:p text:style-name="P8">|Előrehaladások|</text:p>
      <text:p text:style-name="P9">Coming soon….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22017da-c5f8-4b91-b86f-42d76ed8961a@m365.edu.hu</meta:initial-creator>
    <dc:creator>d22017da-c5f8-4b91-b86f-42d76ed8961a@m365.edu.hu</dc:creator>
    <meta:creation-date>2023-11-13T08:45:00Z</meta:creation-date>
    <dc:date>2023-11-13T09:25:00Z</dc:date>
    <meta:template xlink:href="Normal" xlink:type="simple"/>
    <meta:editing-cycles>1</meta:editing-cycles>
    <meta:editing-duration>PT2400S</meta:editing-duration>
    <meta:document-statistic meta:page-count="1" meta:paragraph-count="3" meta:word-count="195" meta:character-count="1538" meta:row-count="11" meta:non-whitespace-character-count="1346"/>
  </office:meta>
</office:document-meta>
</file>